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left="0.9807in" fo:margin-right="0in" fo:text-indent="-0.25in" style:auto-text-indent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irst the research purposal!</text:h>
      <text:list xml:id="list29142239" text:style-name="L1">
        <text:list-item>
          <text:p text:style-name="P1">Make sure you are up to date with what is happening in the educational games feild and know that this project has not been done before</text:p>
        </text:list-item>
        <text:list-item>
          <text:p text:style-name="P2">Cover all of the recent research papers that have been in SIGCSE and any other such suitable publications</text:p>
        </text:list-item>
        <text:list-item>
          <text:p text:style-name="P2">Find key papers that relate most strongly</text:p>
        </text:list-item>
        <text:list-item>
          <text:p text:style-name="P2">From key papers follow their references to find more related research</text:p>
        </text:list-item>
        <text:list-item>
          <text:p text:style-name="P1">Write up a hypothesis/goal</text:p>
        </text:list-item>
        <text:list-item>
          <text:p text:style-name="P2">To study how well educational games could be used to teach computer science. This will include how many suitable games exists as well as what benefits they actually provide.</text:p>
        </text:list-item>
        <text:list-item>
          <text:p text:style-name="P1">Write up a plan on how to achieve this goal</text:p>
        </text:list-item>
        <text:list-item>
          <text:p text:style-name="P2">Survey and evaulate existing games that teach computer science (this will require a definition of what a game is and what computer science is. Research will be needed to properly critque these games)</text:p>
        </text:list-item>
        <text:list-item>
          <text:p text:style-name="P2">Extend existing set of games in the way I think is most needed (My extention should be based on what I have found from peer reviewed research and any distinction from this should have very solid reasoning behind it)</text:p>
        </text:list-item>
        <text:list-item>
          <text:p text:style-name="P2">Evaulate Quility of learning from best games (this will require a definition of learning and most likly an empiricial study involving students)</text:p>
        </text:list-item>
      </text:list>
      <text:h text:style-name="Heading_20_1" text:outline-level="1">Then the research!</text:h>
      <text:list xml:id="list29173031" text:continue-numbering="true" text:style-name="L1">
        <text:list-item>
          <text:p text:style-name="P1">Find all the educational games that teach computer science</text:p>
        </text:list-item>
        <text:list-item>
          <text:p text:style-name="P2">This is actually kind of hard because most of the crossover between computer science and games is programming gam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44M09S</meta:editing-duration>
    <meta:editing-cycles>9</meta:editing-cycles>
    <meta:generator>OpenOffice.org/3.2$Win32 OpenOffice.org_project/320m18$Build-9502</meta:generator>
    <dc:date>2011-10-28T09:03:31.57</dc:date>
    <dc:creator>Ben Gibson</dc:creator>
    <meta:document-statistic meta:table-count="0" meta:image-count="0" meta:object-count="0" meta:page-count="1" meta:paragraph-count="14" meta:word-count="246" meta:character-count="1379"/>
    <meta:user-defined meta:name="Info 1"/>
    <meta:user-defined meta:name="Info 2"/>
    <meta:user-defined meta:name="Info 3"/>
    <meta:user-defined meta:name="Info 4"/>
  </office:meta>
</office:document-meta>
</file>